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4mm"/>
    </style:style>
    <style:style style:name="co2" style:family="table-column">
      <style:table-column-properties fo:break-before="auto" style:column-width="50.71mm"/>
    </style:style>
    <style:style style:name="co3" style:family="table-column">
      <style:table-column-properties fo:break-before="auto" style:column-width="32.77mm"/>
    </style:style>
    <style:style style:name="co4" style:family="table-column">
      <style:table-column-properties fo:break-before="auto" style:column-width="27.23mm"/>
    </style:style>
    <style:style style:name="co5" style:family="table-column">
      <style:table-column-properties fo:break-before="auto" style:column-width="48.72mm"/>
    </style:style>
    <style:style style:name="co6" style:family="table-column">
      <style:table-column-properties fo:break-before="auto" style:column-width="29.23mm"/>
    </style:style>
    <style:style style:name="co7" style:family="table-column">
      <style:table-column-properties fo:break-before="auto" style:column-width="28.12mm"/>
    </style:style>
    <style:style style:name="co8" style:family="table-column">
      <style:table-column-properties fo:break-before="auto" style:column-width="17.71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7.83mm" fo:break-before="auto" style:use-optimal-row-height="false"/>
    </style:style>
    <style:style style:name="ro3" style:family="table-row">
      <style:table-row-properties style:row-height="6.99mm" fo:break-before="auto" style:use-optimal-row-height="false"/>
    </style:style>
    <style:style style:name="ro4" style:family="table-row">
      <style:table-row-properties style:row-height="6.99mm" fo:break-before="auto" style:use-optimal-row-height="false"/>
    </style:style>
    <style:style style:name="ro5" style:family="table-row">
      <style:table-row-properties style:row-height="11.43mm" fo:break-before="auto" style:use-optimal-row-height="false"/>
    </style:style>
    <style:style style:name="ro6" style:family="table-row">
      <style:table-row-properties style:row-height="17.15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5f_BuiltIn_5f_Comma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fo:background-color="#ff99c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fo:background-color="#ff99cc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Excel_5f_BuiltIn_5f_Comma" style:data-style-name="N157">
      <style:table-cell-properties style:glyph-orientation-vertical="0" fo:border-bottom="0.74pt solid #000000" fo:background-color="#ff99cc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5f_BuiltIn_5f_Comma" style:data-style-name="N157">
      <style:table-cell-properties style:glyph-orientation-vertical="0" fo:background-color="#ff99cc" style:cell-protect="protected" style:print-content="true" style:diagonal-bl-tr="none" style:diagonal-tl-br="0.74pt solid #000000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5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7" table:default-cell-style-name="ce8"/>
        <table:table-column table:style-name="co8" table:number-columns-repeated="248" table:default-cell-style-name="ce8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嘉義縣政府106年度對議員所提地方建設建議事項處理明細表</text:p>
            </table:table-cell>
            <table:covered-table-cell table:style-name="ce9"/>
            <table:covered-table-cell table:number-columns-repeated="4" table:style-name="ce12"/>
            <table:covered-table-cell table:number-columns-repeated="2" table:style-name="ce19"/>
            <table:covered-table-cell table:style-name="ce9"/>
            <table:table-cell table:number-columns-repeated="1015"/>
          </table:table-row>
          <table:table-row table:style-name="ro1">
            <table:table-cell table:style-name="ce1" office:value-type="string" calcext:value-type="string" table:number-columns-spanned="9" table:number-rows-spanned="1">
              <text:p>至106年6月止</text:p>
            </table:table-cell>
            <table:covered-table-cell table:style-name="ce9"/>
            <table:covered-table-cell table:number-columns-repeated="4" table:style-name="ce12"/>
            <table:covered-table-cell table:number-columns-repeated="2" table:style-name="ce19"/>
            <table:covered-table-cell table:style-name="ce9"/>
            <table:table-cell table:number-columns-repeated="1015"/>
          </table:table-row>
          <table:table-row table:style-name="ro2">
            <table:table-cell table:style-name="ce2" office:value-type="string" calcext:value-type="string">
              <text:p>表4</text:p>
            </table:table-cell>
            <table:table-cell table:style-name="ce10" office:value-type="string" calcext:value-type="string" table:number-columns-spanned="7" table:number-rows-spanned="1">
              <text:p>(本表為半年報)</text:p>
            </table:table-cell>
            <table:covered-table-cell table:number-columns-repeated="6" table:style-name="ce13"/>
            <table:table-cell table:style-name="ce20" office:value-type="string" calcext:value-type="string">
              <text:p>單位：千元</text:p>
            </table:table-cell>
            <table:table-cell table:number-columns-repeated="1015"/>
          </table:table-row>
          <table:table-row table:style-name="ro3">
            <table:table-cell table:style-name="ce3" office:value-type="string" calcext:value-type="string" table:number-columns-spanned="1" table:number-rows-spanned="2">
              <text:p>議員姓名</text:p>
            </table:table-cell>
            <table:table-cell table:style-name="ce3" office:value-type="string" calcext:value-type="string" table:number-columns-spanned="1" table:number-rows-spanned="2">
              <text:p>建議項目及內容</text:p>
            </table:table-cell>
            <table:table-cell table:style-name="ce3" office:value-type="string" calcext:value-type="string" table:number-columns-spanned="1" table:number-rows-spanned="2">
              <text:p>建議地點</text:p>
            </table:table-cell>
            <table:table-cell table:style-name="ce3" office:value-type="string" calcext:value-type="string" table:number-columns-spanned="1" table:number-rows-spanned="2">
              <text:p>建議金額</text:p>
            </table:table-cell>
            <table:table-cell table:style-name="ce3" office:value-type="string" calcext:value-type="string" table:number-columns-spanned="5" table:number-rows-spanned="1">
              <text:p>核定情形</text:p>
            </table:table-cell>
            <table:covered-table-cell table:number-columns-repeated="3" table:style-name="ce17"/>
            <table:covered-table-cell table:style-name="ce21"/>
            <table:table-cell table:number-columns-repeated="1015"/>
          </table:table-row>
          <table:table-row table:style-name="ro4">
            <table:covered-table-cell table:number-columns-repeated="4" table:style-name="ce4"/>
            <table:table-cell table:style-name="ce16" office:value-type="string" calcext:value-type="string">
              <text:p>核定金額</text:p>
            </table:table-cell>
            <table:table-cell table:style-name="ce16" office:value-type="string" calcext:value-type="string">
              <text:p>經費支用科目</text:p>
            </table:table-cell>
            <table:table-cell table:style-name="ce16" office:value-type="string" calcext:value-type="string">
              <text:p>主辦機關</text:p>
            </table:table-cell>
            <table:table-cell table:style-name="ce16" office:value-type="string" calcext:value-type="string">
              <text:p>招標方式</text:p>
            </table:table-cell>
            <table:table-cell table:style-name="ce16" office:value-type="string" calcext:value-type="string">
              <text:p>得標廠商</text:p>
            </table:table-cell>
            <table:table-cell table:number-columns-repeated="1015"/>
          </table:table-row>
        </table:table-header-rows>
        <table:table-row table:style-name="ro5">
          <table:table-cell table:style-name="ce5" office:value-type="string" office:string-value="王啓澧" calcext:value-type="string">
            <text:p><text:s/>王啓澧 </text:p>
          </table:table-cell>
          <table:table-cell table:style-name="ce5" office:value-type="string" office:string-value="水上鄉內溪洲村嘉41-1線道路改善工程" calcext:value-type="string">
            <text:p><text:s/>水上鄉內溪洲村嘉41-1線道路改善工程 </text:p>
          </table:table-cell>
          <table:table-cell table:style-name="ce5" office:value-type="string" office:string-value="水上鄉" calcext:value-type="string">
            <text:p><text:s/>水上鄉 </text:p>
          </table:table-cell>
          <table:table-cell table:number-columns-repeated="2" table:style-name="ce5" office:value-type="float" office:value="97.25" calcext:value-type="float">
            <text:p><text:s/>97 </text:p>
          </table:table-cell>
          <table:table-cell table:style-name="ce5" office:value-type="string" office:string-value="道路橋樑工程-縣鄉公路工程-設備及投資" calcext:value-type="string">
            <text:p><text:s/>道路橋樑工程-縣鄉公路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5" office:value-type="string" office:string-value="勇宗企業(股)公司" calcext:value-type="string">
            <text:p><text:s/>勇宗企業(股)公司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王啓澧" calcext:value-type="string">
            <text:p><text:s/>王啓澧 </text:p>
          </table:table-cell>
          <table:table-cell table:style-name="ce5" office:value-type="string" office:string-value="太子大道178號與180號間加挖污水孔" calcext:value-type="string">
            <text:p><text:s/>太子大道178號與180號間加挖污水孔 </text:p>
          </table:table-cell>
          <table:table-cell table:style-name="ce5" office:value-type="string" office:string-value="太保市" calcext:value-type="string">
            <text:p><text:s/>太保市 </text:p>
          </table:table-cell>
          <table:table-cell table:number-columns-repeated="2" table:style-name="ce5" office:value-type="float" office:value="99.75" calcext:value-type="float">
            <text:p><text:s/>100 </text:p>
          </table:table-cell>
          <table:table-cell table:style-name="ce5" office:value-type="string" office:string-value="道路橋樑工程-縣鄉公路工程-設備及投資" calcext:value-type="string">
            <text:p><text:s/>道路橋樑工程-縣鄉公路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5" office:value-type="string" office:string-value="毅豐土木包工業" calcext:value-type="string">
            <text:p><text:s/>毅豐土木包工業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林沐惠" calcext:value-type="string">
            <text:p><text:s/>林沐惠 </text:p>
          </table:table-cell>
          <table:table-cell table:style-name="ce5" office:value-type="string" office:string-value="龜山農地重劃區補路4改善工程" calcext:value-type="string">
            <text:p><text:s/>龜山農地重劃區補路4改善工程 </text:p>
          </table:table-cell>
          <table:table-cell table:style-name="ce5" office:value-type="string" office:string-value="鹿草鄉竹山村" calcext:value-type="string">
            <text:p><text:s/>鹿草鄉竹山村 </text:p>
          </table:table-cell>
          <table:table-cell table:number-columns-repeated="2" table:style-name="ce5" office:value-type="float" office:value="500" calcext:value-type="float">
            <text:p><text:s/>500 </text:p>
          </table:table-cell>
          <table:table-cell table:style-name="ce5" office:value-type="string" office:string-value="其他公共工程-農地重劃區內農路整修及改善" calcext:value-type="string">
            <text:p><text:s/>其他公共工程-農地重劃區內農路整修及改善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number-columns-repeated="1015"/>
        </table:table-row>
        <table:table-row table:style-name="ro5">
          <table:table-cell table:style-name="ce5" office:value-type="string" office:string-value="林沐惠" calcext:value-type="string">
            <text:p><text:s/>林沐惠 </text:p>
          </table:table-cell>
          <table:table-cell table:style-name="ce5" office:value-type="string" office:string-value="水上鄉內溪村村里道路改善工程" calcext:value-type="string">
            <text:p><text:s/>水上鄉內溪村村里道路改善工程 </text:p>
          </table:table-cell>
          <table:table-cell table:style-name="ce5" office:value-type="string" office:string-value="水上鄉" calcext:value-type="string">
            <text:p><text:s/>水上鄉 </text:p>
          </table:table-cell>
          <table:table-cell table:number-columns-repeated="2" table:style-name="ce5" office:value-type="float" office:value="430" calcext:value-type="float">
            <text:p><text:s/>430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開口契約" calcext:value-type="string">
            <text:p><text:s/>開口契約 </text:p>
          </table:table-cell>
          <table:table-cell table:style-name="ce5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林沐惠" calcext:value-type="string">
            <text:p><text:s/>林沐惠 </text:p>
          </table:table-cell>
          <table:table-cell table:style-name="ce5" office:value-type="string" office:string-value="鹿草鄉下麻及鹿草村等村里道路改善" calcext:value-type="string">
            <text:p><text:s/>鹿草鄉下麻及鹿草村等村里道路改善 </text:p>
          </table:table-cell>
          <table:table-cell table:style-name="ce5" office:value-type="string" office:string-value="鹿草鄉" calcext:value-type="string">
            <text:p><text:s/>鹿草鄉 </text:p>
          </table:table-cell>
          <table:table-cell table:number-columns-repeated="2" table:style-name="ce5" office:value-type="float" office:value="770" calcext:value-type="float">
            <text:p><text:s/>770 </text:p>
          </table:table-cell>
          <table:table-cell table:style-name="ce5" office:value-type="string" office:string-value="道路橋樑工程-縣鄉公路保養工程-獎補助費" calcext:value-type="string">
            <text:p><text:s/>道路橋樑工程-縣鄉公路保養工程-獎補助費 </text:p>
          </table:table-cell>
          <table:table-cell table:style-name="ce5" office:value-type="string" office:string-value="鹿草鄉公所" calcext:value-type="string">
            <text:p><text:s/>鹿草鄉公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/>
          <table:table-cell table:number-columns-repeated="1015"/>
        </table:table-row>
        <table:table-row table:style-name="ro5">
          <table:table-cell table:style-name="ce5" office:value-type="string" office:string-value="林緗亭" calcext:value-type="string">
            <text:p><text:s/>林緗亭 </text:p>
          </table:table-cell>
          <table:table-cell table:style-name="ce5" office:value-type="string" office:string-value="三界埔段492、474等地號排水改善工程" calcext:value-type="string">
            <text:p><text:s/>三界埔段492、474等地號排水改善工程 </text:p>
          </table:table-cell>
          <table:table-cell table:style-name="ce5" office:value-type="string" office:string-value="水上鄉" calcext:value-type="string">
            <text:p><text:s/>水上鄉 </text:p>
          </table:table-cell>
          <table:table-cell table:number-columns-repeated="2" table:style-name="ce5" office:value-type="float" office:value="434.6" calcext:value-type="float">
            <text:p><text:s/>435 </text:p>
          </table:table-cell>
          <table:table-cell table:style-name="ce5" office:value-type="string" office:string-value="其他公共工程－治山防洪及養護" calcext:value-type="string">
            <text:p><text:s/>其他公共工程－治山防洪及養護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尚未發包" calcext:value-type="string">
            <text:p><text:s/>尚未發包 </text:p>
          </table:table-cell>
          <table:table-cell table:style-name="ce5" office:value-type="string" office:string-value="測設中" calcext:value-type="string">
            <text:p><text:s/>測設中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林緗亭" calcext:value-type="string">
            <text:p><text:s/>林緗亭 </text:p>
          </table:table-cell>
          <table:table-cell table:style-name="ce5" office:value-type="string" office:string-value="水上鄉嘉137線道路護欄改善工程" calcext:value-type="string">
            <text:p><text:s/>水上鄉嘉137線道路護欄改善工程 </text:p>
          </table:table-cell>
          <table:table-cell table:style-name="ce5" office:value-type="string" office:string-value="水上鄉" calcext:value-type="string">
            <text:p><text:s/>水上鄉 </text:p>
          </table:table-cell>
          <table:table-cell table:number-columns-repeated="2" table:style-name="ce5" office:value-type="float" office:value="90" calcext:value-type="float">
            <text:p><text:s/>90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開口契約" calcext:value-type="string">
            <text:p><text:s/>開口契約 </text:p>
          </table:table-cell>
          <table:table-cell table:style-name="ce5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姜梅紅" calcext:value-type="string">
            <text:p><text:s/>姜梅紅 </text:p>
          </table:table-cell>
          <table:table-cell table:style-name="ce5" office:value-type="string" office:string-value="東石鄉網寮村(網寮國小)村里道路改善工程" calcext:value-type="string">
            <text:p><text:s/>東石鄉網寮村(網寮國小)村里道路改善工程 </text:p>
          </table:table-cell>
          <table:table-cell table:style-name="ce5" office:value-type="string" office:string-value="東石鄉" calcext:value-type="string">
            <text:p><text:s/>東石鄉 </text:p>
          </table:table-cell>
          <table:table-cell table:number-columns-repeated="2" table:style-name="ce5" office:value-type="float" office:value="1100" calcext:value-type="float">
            <text:p><text:s/>1,100 </text:p>
          </table:table-cell>
          <table:table-cell table:style-name="ce5" office:value-type="string" office:string-value="道路橋樑工程-縣鄉公路工程-設備及投資" calcext:value-type="string">
            <text:p><text:s/>道路橋樑工程-縣鄉公路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郭芳宜" calcext:value-type="string">
            <text:p><text:s/>郭芳宜 </text:p>
          </table:table-cell>
          <table:table-cell table:style-name="ce5" office:value-type="string" office:string-value="梅山鄉太平村以東農路改善工程" calcext:value-type="string">
            <text:p><text:s/>梅山鄉太平村以東農路改善工程 </text:p>
          </table:table-cell>
          <table:table-cell table:style-name="ce5" office:value-type="string" office:string-value="梅山鄉" calcext:value-type="string">
            <text:p><text:s/>梅山鄉 </text:p>
          </table:table-cell>
          <table:table-cell table:style-name="ce5" office:value-type="float" office:value="2000" calcext:value-type="float">
            <text:p><text:s/>2,000 </text:p>
          </table:table-cell>
          <table:table-cell table:style-name="ce5" office:value-type="float" office:value="1500" calcext:value-type="float">
            <text:p><text:s/>1,500 </text:p>
          </table:table-cell>
          <table:table-cell table:style-name="ce5" office:value-type="string" office:string-value="其他公共工程－治山防洪及養護" calcext:value-type="string">
            <text:p><text:s/>其他公共工程－治山防洪及養護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發包中" calcext:value-type="string">
            <text:p><text:s/>發包中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郭芳宜" calcext:value-type="string">
            <text:p><text:s/>郭芳宜 </text:p>
          </table:table-cell>
          <table:table-cell table:style-name="ce5" office:value-type="string" office:string-value="梅山鄉太平村以西農路改善工程" calcext:value-type="string">
            <text:p><text:s/>梅山鄉太平村以西農路改善工程 </text:p>
          </table:table-cell>
          <table:table-cell table:style-name="ce5" office:value-type="string" office:string-value="梅山鄉" calcext:value-type="string">
            <text:p><text:s/>梅山鄉 </text:p>
          </table:table-cell>
          <table:table-cell table:style-name="ce5" office:value-type="float" office:value="3000" calcext:value-type="float">
            <text:p><text:s/>3,000 </text:p>
          </table:table-cell>
          <table:table-cell table:style-name="ce5" office:value-type="float" office:value="1500" calcext:value-type="float">
            <text:p><text:s/>1,500 </text:p>
          </table:table-cell>
          <table:table-cell table:style-name="ce5" office:value-type="string" office:string-value="其他公共工程－治山防洪及養護" calcext:value-type="string">
            <text:p><text:s/>其他公共工程－治山防洪及養護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發包中" calcext:value-type="string">
            <text:p><text:s/>發包中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陳怡岳" calcext:value-type="string">
            <text:p><text:s/>陳怡岳 </text:p>
          </table:table-cell>
          <table:table-cell table:style-name="ce5" office:value-type="string" office:string-value="六腳港尾寮產業道路改善工程" calcext:value-type="string">
            <text:p><text:s/>六腳港尾寮產業道路改善工程 </text:p>
          </table:table-cell>
          <table:table-cell table:style-name="ce5" office:value-type="string" office:string-value="六腳鄉" calcext:value-type="string">
            <text:p><text:s/>六腳鄉 </text:p>
          </table:table-cell>
          <table:table-cell table:number-columns-repeated="2" table:style-name="ce5" office:value-type="float" office:value="561.75" calcext:value-type="float">
            <text:p><text:s/>562 </text:p>
          </table:table-cell>
          <table:table-cell table:style-name="ce5" office:value-type="string" office:string-value="其他公共工程－治山防洪及養護" calcext:value-type="string">
            <text:p><text:s/>其他公共工程－治山防洪及養護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發包中" calcext:value-type="string">
            <text:p><text:s/>發包中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陳怡岳" calcext:value-type="string">
            <text:p><text:s/>陳怡岳 </text:p>
          </table:table-cell>
          <table:table-cell table:style-name="ce5" office:value-type="string" office:string-value="番子潭123-40地號道路改善工程" calcext:value-type="string">
            <text:p><text:s/>番子潭123-40地號道路改善工程 </text:p>
          </table:table-cell>
          <table:table-cell table:style-name="ce5" office:value-type="string" office:string-value="竹崎鄉" calcext:value-type="string">
            <text:p><text:s/>竹崎鄉 </text:p>
          </table:table-cell>
          <table:table-cell table:number-columns-repeated="2" table:style-name="ce5" office:value-type="float" office:value="300" calcext:value-type="float">
            <text:p><text:s/>300 </text:p>
          </table:table-cell>
          <table:table-cell table:style-name="ce5" office:value-type="string" office:string-value="其他公共工程－治山防洪及養護" calcext:value-type="string">
            <text:p><text:s/>其他公共工程－治山防洪及養護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尚未發包" calcext:value-type="string">
            <text:p><text:s/>尚未發包 </text:p>
          </table:table-cell>
          <table:table-cell table:style-name="ce5" office:value-type="string" office:string-value="測設中" calcext:value-type="string">
            <text:p><text:s/>測設中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陳怡岳" calcext:value-type="string">
            <text:p><text:s/>陳怡岳 </text:p>
          </table:table-cell>
          <table:table-cell table:style-name="ce5" office:value-type="string" office:string-value="朴子市溪口里村里道路改善工程" calcext:value-type="string">
            <text:p><text:s/>朴子市溪口里村里道路改善工程 </text:p>
          </table:table-cell>
          <table:table-cell table:style-name="ce5" office:value-type="string" office:string-value="朴子市" calcext:value-type="string">
            <text:p><text:s/>朴子市 </text:p>
          </table:table-cell>
          <table:table-cell table:number-columns-repeated="2" table:style-name="ce5" office:value-type="float" office:value="175" calcext:value-type="float">
            <text:p><text:s/>175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開口契約" calcext:value-type="string">
            <text:p><text:s/>開口契約 </text:p>
          </table:table-cell>
          <table:table-cell table:style-name="ce5" office:value-type="string" office:string-value="洋基營造股份有限公司" calcext:value-type="string">
            <text:p><text:s/>洋基營造股份有限公司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陳怡岳" calcext:value-type="string">
            <text:p><text:s/>陳怡岳 </text:p>
          </table:table-cell>
          <table:table-cell table:style-name="ce5" office:value-type="string" office:string-value="六腳鄉竹本村村里道路改善工程" calcext:value-type="string">
            <text:p><text:s/>六腳鄉竹本村村里道路改善工程 </text:p>
          </table:table-cell>
          <table:table-cell table:style-name="ce5" office:value-type="string" office:string-value="六腳鄉" calcext:value-type="string">
            <text:p><text:s/>六腳鄉 </text:p>
          </table:table-cell>
          <table:table-cell table:number-columns-repeated="2" table:style-name="ce5" office:value-type="float" office:value="270" calcext:value-type="float">
            <text:p><text:s/>270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開口契約" calcext:value-type="string">
            <text:p><text:s/>開口契約 </text:p>
          </table:table-cell>
          <table:table-cell table:style-name="ce5" office:value-type="string" office:string-value="洋基營造股份有限公司" calcext:value-type="string">
            <text:p><text:s/>洋基營造股份有限公司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陳怡岳" calcext:value-type="string">
            <text:p><text:s/>陳怡岳 </text:p>
          </table:table-cell>
          <table:table-cell table:style-name="ce5" office:value-type="string" office:string-value="朴子市文化里村里道路鋪面改善工程" calcext:value-type="string">
            <text:p><text:s/>朴子市文化里村里道路鋪面改善工程 </text:p>
          </table:table-cell>
          <table:table-cell table:style-name="ce5" office:value-type="string" office:string-value="朴子市" calcext:value-type="string">
            <text:p><text:s/>朴子市 </text:p>
          </table:table-cell>
          <table:table-cell table:number-columns-repeated="2" table:style-name="ce5" office:value-type="float" office:value="355" calcext:value-type="float">
            <text:p><text:s/>355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開口契約" calcext:value-type="string">
            <text:p><text:s/>開口契約 </text:p>
          </table:table-cell>
          <table:table-cell table:style-name="ce5" office:value-type="string" office:string-value="洋基營造股份有限公司" calcext:value-type="string">
            <text:p><text:s/>洋基營造股份有限公司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陳柏麟" calcext:value-type="string">
            <text:p><text:s/>陳柏麟 </text:p>
          </table:table-cell>
          <table:table-cell table:style-name="ce5" office:value-type="string" office:string-value="竹崎鄉紫雲村2鄰村里聯絡道路改善工程" calcext:value-type="string">
            <text:p><text:s/>竹崎鄉紫雲村2鄰村里聯絡道路改善工程 </text:p>
          </table:table-cell>
          <table:table-cell table:style-name="ce5" office:value-type="string" office:string-value="竹崎鄉" calcext:value-type="string">
            <text:p><text:s/>竹崎鄉 </text:p>
          </table:table-cell>
          <table:table-cell table:number-columns-repeated="2" table:style-name="ce5" office:value-type="float" office:value="980" calcext:value-type="float">
            <text:p><text:s/>980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開口契約" calcext:value-type="string">
            <text:p><text:s/>開口契約 </text:p>
          </table:table-cell>
          <table:table-cell table:style-name="ce5" office:value-type="string" office:string-value="洋基營造股份有限公司" calcext:value-type="string">
            <text:p><text:s/>洋基營造股份有限公司 </text:p>
          </table:table-cell>
          <table:table-cell table:style-name="ce22" table:number-columns-repeated="2"/>
          <table:table-cell table:number-columns-repeated="1013"/>
        </table:table-row>
        <table:table-row table:style-name="ro6">
          <table:table-cell table:style-name="ce5" office:value-type="string" office:string-value="陳柏麟" calcext:value-type="string">
            <text:p><text:s/>陳柏麟 </text:p>
          </table:table-cell>
          <table:table-cell table:style-name="ce5" office:value-type="string" office:string-value="106年度中埔鄉和睦、瑞豐等22村道路、排水及水保施改善工程" calcext:value-type="string">
            <text:p><text:s/>106年度中埔鄉和睦、瑞豐等22村道路、排水及水保施改善工程 </text:p>
          </table:table-cell>
          <table:table-cell table:style-name="ce5" office:value-type="string" office:string-value="中埔鄉" calcext:value-type="string">
            <text:p><text:s/>中埔鄉 </text:p>
          </table:table-cell>
          <table:table-cell table:style-name="ce5" office:value-type="float" office:value="5000" calcext:value-type="float">
            <text:p><text:s/>5,000 </text:p>
          </table:table-cell>
          <table:table-cell table:style-name="ce5" office:value-type="float" office:value="2500" calcext:value-type="float">
            <text:p><text:s/>2,500 </text:p>
          </table:table-cell>
          <table:table-cell table:style-name="ce5" office:value-type="string" office:string-value="道路橋樑工程-縣鄉公路工程-設備及投資" calcext:value-type="string">
            <text:p><text:s/>道路橋樑工程-縣鄉公路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/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曾亮哲" calcext:value-type="string">
            <text:p><text:s/>曾亮哲 </text:p>
          </table:table-cell>
          <table:table-cell table:style-name="ce5" office:value-type="string" office:string-value="竹崎鄉灣橋村朴子埔排水灣北段改善工程" calcext:value-type="string">
            <text:p><text:s/>竹崎鄉灣橋村朴子埔排水灣北段改善工程 </text:p>
          </table:table-cell>
          <table:table-cell table:style-name="ce5" office:value-type="string" office:string-value="竹崎鄉" calcext:value-type="string">
            <text:p><text:s/>竹崎鄉 </text:p>
          </table:table-cell>
          <table:table-cell table:number-columns-repeated="2" table:style-name="ce5" office:value-type="float" office:value="1200" calcext:value-type="float">
            <text:p><text:s/>1,200 </text:p>
          </table:table-cell>
          <table:table-cell table:style-name="ce5" office:value-type="string" office:string-value="水利工程-防洪及灌溉工程" calcext:value-type="string">
            <text:p><text:s/>水利工程-防洪及灌溉工程 </text:p>
          </table:table-cell>
          <table:table-cell table:style-name="ce5" office:value-type="string" office:string-value="竹崎鄉公所" calcext:value-type="string">
            <text:p><text:s/>竹崎鄉公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宜樺土木包工業" calcext:value-type="string">
            <text:p><text:s/>宜樺土木包工業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曾亮哲" calcext:value-type="string">
            <text:p><text:s/>曾亮哲 </text:p>
          </table:table-cell>
          <table:table-cell table:style-name="ce5" office:value-type="string" office:string-value="昇平內埔子農路改善工程" calcext:value-type="string">
            <text:p><text:s/>昇平內埔子農路改善工程 </text:p>
          </table:table-cell>
          <table:table-cell table:style-name="ce5" office:value-type="string" office:string-value="竹崎鄉" calcext:value-type="string">
            <text:p><text:s/>竹崎鄉 </text:p>
          </table:table-cell>
          <table:table-cell table:number-columns-repeated="2" table:style-name="ce5" office:value-type="float" office:value="216" calcext:value-type="float">
            <text:p><text:s/>216 </text:p>
          </table:table-cell>
          <table:table-cell table:style-name="ce5" office:value-type="string" office:string-value="其他公共工程－治山防洪及養護" calcext:value-type="string">
            <text:p><text:s/>其他公共工程－治山防洪及養護 </text:p>
          </table:table-cell>
          <table:table-cell table:style-name="ce5" office:value-type="string" office:string-value="竹崎鄉公所" calcext:value-type="string">
            <text:p><text:s/>竹崎鄉公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發包中" calcext:value-type="string">
            <text:p><text:s/>發包中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曾亮哲" calcext:value-type="string">
            <text:p><text:s/>曾亮哲 </text:p>
          </table:table-cell>
          <table:table-cell table:style-name="ce5" office:value-type="string" office:string-value="竹崎鄉義隆村2鄰山知崙村里聯絡道路改善" calcext:value-type="string">
            <text:p><text:s/>竹崎鄉義隆村2鄰山知崙村里聯絡道路改善 </text:p>
          </table:table-cell>
          <table:table-cell table:style-name="ce5" office:value-type="string" office:string-value="竹崎鄉" calcext:value-type="string">
            <text:p><text:s/>竹崎鄉 </text:p>
          </table:table-cell>
          <table:table-cell table:number-columns-repeated="2" table:style-name="ce5" office:value-type="float" office:value="220.5" calcext:value-type="float">
            <text:p><text:s/>221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開口契約" calcext:value-type="string">
            <text:p><text:s/>開口契約 </text:p>
          </table:table-cell>
          <table:table-cell table:style-name="ce5" office:value-type="string" office:string-value="洋基營造股份有限公司" calcext:value-type="string">
            <text:p><text:s/>洋基營造股份有限公司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曾亮哲" calcext:value-type="string">
            <text:p><text:s/>曾亮哲 </text:p>
          </table:table-cell>
          <table:table-cell table:style-name="ce5" office:value-type="string" office:string-value="竹崎鄉灣橋村30鄰村里聯絡道路AC改善" calcext:value-type="string">
            <text:p><text:s/>竹崎鄉灣橋村30鄰村里聯絡道路AC改善 </text:p>
          </table:table-cell>
          <table:table-cell table:style-name="ce5" office:value-type="string" office:string-value="竹崎鄉" calcext:value-type="string">
            <text:p><text:s/>竹崎鄉 </text:p>
          </table:table-cell>
          <table:table-cell table:number-columns-repeated="2" table:style-name="ce5" office:value-type="float" office:value="360" calcext:value-type="float">
            <text:p><text:s/>360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開口契約" calcext:value-type="string">
            <text:p><text:s/>開口契約 </text:p>
          </table:table-cell>
          <table:table-cell table:style-name="ce5" office:value-type="string" office:string-value="洋基營造股份有限公司" calcext:value-type="string">
            <text:p><text:s/>洋基營造股份有限公司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曾亮哲" calcext:value-type="string">
            <text:p><text:s/>曾亮哲 </text:p>
          </table:table-cell>
          <table:table-cell table:style-name="ce5" office:value-type="string" office:string-value="嘉義縣梅山太平至竹崎紅南坑道路拓寬工程" calcext:value-type="string">
            <text:p><text:s/>嘉義縣梅山太平至竹崎紅南坑道路拓寬工程 </text:p>
          </table:table-cell>
          <table:table-cell table:style-name="ce5" office:value-type="string" office:string-value="梅山鄉" calcext:value-type="string">
            <text:p><text:s/>梅山鄉 </text:p>
          </table:table-cell>
          <table:table-cell table:number-columns-repeated="2" table:style-name="ce5" office:value-type="float" office:value="2000" calcext:value-type="float">
            <text:p><text:s/>2,000 </text:p>
          </table:table-cell>
          <table:table-cell table:style-name="ce5" office:value-type="string" office:string-value="道路橋樑工程-縣鄉公路工程-設備及投資" calcext:value-type="string">
            <text:p><text:s/>道路橋樑工程-縣鄉公路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/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曾亮哲" calcext:value-type="string">
            <text:p><text:s/>曾亮哲 </text:p>
          </table:table-cell>
          <table:table-cell table:style-name="ce5" office:value-type="string" office:string-value="梅山鄉梅北村8鄰村里道路改善工程" calcext:value-type="string">
            <text:p><text:s/>梅山鄉梅北村8鄰村里道路改善工程 </text:p>
          </table:table-cell>
          <table:table-cell table:style-name="ce5" office:value-type="string" office:string-value="梅山鄉" calcext:value-type="string">
            <text:p><text:s/>梅山鄉 </text:p>
          </table:table-cell>
          <table:table-cell table:number-columns-repeated="2" table:style-name="ce5" office:value-type="float" office:value="580" calcext:value-type="float">
            <text:p><text:s/>580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黃嫈珺" calcext:value-type="string">
            <text:p><text:s/>黃嫈珺 </text:p>
          </table:table-cell>
          <table:table-cell table:style-name="ce5" office:value-type="string" office:string-value="朴子市新寮里村里道路改善工程" calcext:value-type="string">
            <text:p><text:s/>朴子市新寮里村里道路改善工程 </text:p>
          </table:table-cell>
          <table:table-cell table:style-name="ce5" office:value-type="string" office:string-value="朴子市" calcext:value-type="string">
            <text:p><text:s/>朴子市 </text:p>
          </table:table-cell>
          <table:table-cell table:number-columns-repeated="2" table:style-name="ce5" office:value-type="float" office:value="100" calcext:value-type="float">
            <text:p><text:s/>100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開口契約" calcext:value-type="string">
            <text:p><text:s/>開口契約 </text:p>
          </table:table-cell>
          <table:table-cell table:style-name="ce5" office:value-type="string" office:string-value="洋基營造股份有限公司" calcext:value-type="string">
            <text:p><text:s/>洋基營造股份有限公司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黃嫈珺" calcext:value-type="string">
            <text:p><text:s/>黃嫈珺 </text:p>
          </table:table-cell>
          <table:table-cell table:style-name="ce5" office:value-type="string" office:string-value="朴子市德家里及南竹里村里道路改善工程" calcext:value-type="string">
            <text:p><text:s/>朴子市德家里及南竹里村里道路改善工程 </text:p>
          </table:table-cell>
          <table:table-cell table:style-name="ce5" office:value-type="string" office:string-value="朴子市" calcext:value-type="string">
            <text:p><text:s/>朴子市 </text:p>
          </table:table-cell>
          <table:table-cell table:number-columns-repeated="2" table:style-name="ce5" office:value-type="float" office:value="828" calcext:value-type="float">
            <text:p><text:s/>828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開口契約" calcext:value-type="string">
            <text:p><text:s/>開口契約 </text:p>
          </table:table-cell>
          <table:table-cell table:style-name="ce5" office:value-type="string" office:string-value="洋基營造股份有限公司" calcext:value-type="string">
            <text:p><text:s/>洋基營造股份有限公司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黃嫈珺" calcext:value-type="string">
            <text:p><text:s/>黃嫈珺 </text:p>
          </table:table-cell>
          <table:table-cell table:style-name="ce5" office:value-type="string" office:string-value="朴子市新寮里巷道改善工程" calcext:value-type="string">
            <text:p><text:s/>朴子市新寮里巷道改善工程 </text:p>
          </table:table-cell>
          <table:table-cell table:style-name="ce5" office:value-type="string" office:string-value="朴子市" calcext:value-type="string">
            <text:p><text:s/>朴子市 </text:p>
          </table:table-cell>
          <table:table-cell table:number-columns-repeated="2" table:style-name="ce5" office:value-type="float" office:value="26" calcext:value-type="float">
            <text:p><text:s/>26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開口契約" calcext:value-type="string">
            <text:p><text:s/>開口契約 </text:p>
          </table:table-cell>
          <table:table-cell table:style-name="ce5" office:value-type="string" office:string-value="洋基營造股份有限公司" calcext:value-type="string">
            <text:p><text:s/>洋基營造股份有限公司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葉和平" calcext:value-type="string">
            <text:p><text:s/>葉和平 </text:p>
          </table:table-cell>
          <table:table-cell table:style-name="ce5" office:value-type="string" office:string-value="嘉義縣大林鎮中林段地號125路面改善工程" calcext:value-type="string">
            <text:p><text:s/>嘉義縣大林鎮中林段地號125路面改善工程 </text:p>
          </table:table-cell>
          <table:table-cell table:style-name="ce5" office:value-type="string" office:string-value="大林鎮" calcext:value-type="string">
            <text:p><text:s/>大林鎮 </text:p>
          </table:table-cell>
          <table:table-cell table:number-columns-repeated="2" table:style-name="ce5" office:value-type="float" office:value="263.25" calcext:value-type="float">
            <text:p><text:s/>263 </text:p>
          </table:table-cell>
          <table:table-cell table:style-name="ce5" office:value-type="string" office:string-value="其他公共工程－治山防洪及養護" calcext:value-type="string">
            <text:p><text:s/>其他公共工程－治山防洪及養護 </text:p>
          </table:table-cell>
          <table:table-cell table:style-name="ce5" office:value-type="string" office:string-value="大林鎮公所" calcext:value-type="string">
            <text:p><text:s/>大林鎮公所 </text:p>
          </table:table-cell>
          <table:table-cell table:style-name="ce5" office:value-type="string" office:string-value="尚未發包" calcext:value-type="string">
            <text:p><text:s/>尚未發包 </text:p>
          </table:table-cell>
          <table:table-cell table:style-name="ce5" office:value-type="string" office:string-value="測設中" calcext:value-type="string">
            <text:p><text:s/>測設中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葉孟龍" calcext:value-type="string">
            <text:p><text:s/>葉孟龍 </text:p>
          </table:table-cell>
          <table:table-cell table:style-name="ce5" office:value-type="string" office:string-value="新港鄉安和村村里道路改善工程" calcext:value-type="string">
            <text:p><text:s/>新港鄉安和村村里道路改善工程 </text:p>
          </table:table-cell>
          <table:table-cell table:style-name="ce5" office:value-type="string" office:string-value="新港鄉" calcext:value-type="string">
            <text:p><text:s/>新港鄉 </text:p>
          </table:table-cell>
          <table:table-cell table:number-columns-repeated="2" table:style-name="ce5" office:value-type="float" office:value="400" calcext:value-type="float">
            <text:p><text:s/>400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開口契約" calcext:value-type="string">
            <text:p><text:s/>開口契約 </text:p>
          </table:table-cell>
          <table:table-cell table:style-name="ce5" office:value-type="string" office:string-value="洋基營造股份有限公司" calcext:value-type="string">
            <text:p><text:s/>洋基營造股份有限公司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詹金繪" calcext:value-type="string">
            <text:p><text:s/>詹金繪 </text:p>
          </table:table-cell>
          <table:table-cell table:style-name="ce5" office:value-type="string" office:string-value="柳溝農地重劃區小排三之五改善工程" calcext:value-type="string">
            <text:p><text:s/>柳溝農地重劃區小排三之五改善工程 </text:p>
          </table:table-cell>
          <table:table-cell table:style-name="ce5" office:value-type="string" office:string-value="溪口鄉妙崙村" calcext:value-type="string">
            <text:p><text:s/>溪口鄉妙崙村 </text:p>
          </table:table-cell>
          <table:table-cell table:number-columns-repeated="2" table:style-name="ce5" office:value-type="float" office:value="900" calcext:value-type="float">
            <text:p><text:s/>900 </text:p>
          </table:table-cell>
          <table:table-cell table:style-name="ce5" office:value-type="string" office:string-value="其他公共工程-農地重劃區內農路整修及改善" calcext:value-type="string">
            <text:p><text:s/>其他公共工程-農地重劃區內農路整修及改善 </text:p>
          </table:table-cell>
          <table:table-cell table:style-name="ce5" office:value-type="string" office:string-value="溪口鄉公所" calcext:value-type="string">
            <text:p><text:s/>溪口鄉公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詹琬蓁" calcext:value-type="string">
            <text:p><text:s/>詹琬蓁 </text:p>
          </table:table-cell>
          <table:table-cell table:style-name="ce5" office:value-type="string" office:string-value="太保市中正路77巷道路破損改善" calcext:value-type="string">
            <text:p><text:s/>太保市中正路77巷道路破損改善 </text:p>
          </table:table-cell>
          <table:table-cell table:style-name="ce5" office:value-type="string" office:string-value="太保市" calcext:value-type="string">
            <text:p><text:s/>太保市 </text:p>
          </table:table-cell>
          <table:table-cell table:number-columns-repeated="2" table:style-name="ce5" office:value-type="float" office:value="93" calcext:value-type="float">
            <text:p><text:s/>93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開口契約" calcext:value-type="string">
            <text:p><text:s/>開口契約 </text:p>
          </table:table-cell>
          <table:table-cell table:style-name="ce5" office:value-type="string" office:string-value="洋基營造股份有限公司" calcext:value-type="string">
            <text:p><text:s/>洋基營造股份有限公司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蔡奇璋" calcext:value-type="string">
            <text:p><text:s/>蔡奇璋 </text:p>
          </table:table-cell>
          <table:table-cell table:style-name="ce5" office:value-type="string" office:string-value="朴子市新庄里村里道路改善工程" calcext:value-type="string">
            <text:p><text:s/>朴子市新庄里村里道路改善工程 </text:p>
          </table:table-cell>
          <table:table-cell table:style-name="ce5" office:value-type="string" office:string-value="朴子市" calcext:value-type="string">
            <text:p><text:s/>朴子市 </text:p>
          </table:table-cell>
          <table:table-cell table:style-name="ce5" office:value-type="float" office:value="822" calcext:value-type="float">
            <text:p><text:s/>822 </text:p>
          </table:table-cell>
          <table:table-cell table:style-name="ce5" office:value-type="float" office:value="600" calcext:value-type="float">
            <text:p><text:s/>600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開口契約" calcext:value-type="string">
            <text:p><text:s/>開口契約 </text:p>
          </table:table-cell>
          <table:table-cell table:style-name="ce5" office:value-type="string" office:string-value="洋基營造股份有限公司" calcext:value-type="string">
            <text:p><text:s/>洋基營造股份有限公司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蔡瑋傑" calcext:value-type="string">
            <text:p><text:s/>蔡瑋傑 </text:p>
          </table:table-cell>
          <table:table-cell table:style-name="ce5" office:value-type="string" office:string-value="105年度義竹鄉義竹村、六桂村道路舖面改善工程" calcext:value-type="string">
            <text:p><text:s/>105年度義竹鄉義竹村、六桂村道路舖面改善工程 </text:p>
          </table:table-cell>
          <table:table-cell table:style-name="ce5" office:value-type="string" office:string-value="義竹鄉" calcext:value-type="string">
            <text:p><text:s/>義竹鄉 </text:p>
          </table:table-cell>
          <table:table-cell table:style-name="ce5" office:value-type="float" office:value="910" calcext:value-type="float">
            <text:p><text:s/>910 </text:p>
          </table:table-cell>
          <table:table-cell table:style-name="ce5" office:value-type="float" office:value="630" calcext:value-type="float">
            <text:p><text:s/>630 </text:p>
          </table:table-cell>
          <table:table-cell table:style-name="ce5" office:value-type="string" office:string-value="道路橋樑工程-縣鄉公路工程-設備及投資" calcext:value-type="string">
            <text:p><text:s/>道路橋樑工程-縣鄉公路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/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蔡瑋傑" calcext:value-type="string">
            <text:p><text:s/>蔡瑋傑 </text:p>
          </table:table-cell>
          <table:table-cell table:style-name="ce5" office:value-type="string" office:string-value="布袋鎮西安里厦厝路側護欄工程" calcext:value-type="string">
            <text:p><text:s/>布袋鎮西安里厦厝路側護欄工程 </text:p>
          </table:table-cell>
          <table:table-cell table:style-name="ce5" office:value-type="string" office:string-value="布袋鎮" calcext:value-type="string">
            <text:p><text:s/>布袋鎮 </text:p>
          </table:table-cell>
          <table:table-cell table:number-columns-repeated="2" table:style-name="ce5" office:value-type="float" office:value="98" calcext:value-type="float">
            <text:p><text:s/>98 </text:p>
          </table:table-cell>
          <table:table-cell table:style-name="ce5" office:value-type="string" office:string-value="道路橋樑工程-縣鄉公路保養工程-獎補助費" calcext:value-type="string">
            <text:p><text:s/>道路橋樑工程-縣鄉公路保養工程-獎補助費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5" office:value-type="string" office:string-value="源泰工程行" calcext:value-type="string">
            <text:p><text:s/>源泰工程行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蔡鼎三" calcext:value-type="string">
            <text:p><text:s/>蔡鼎三 </text:p>
          </table:table-cell>
          <table:table-cell table:style-name="ce5" office:value-type="string" office:string-value="湖底農地重劃區補路9改善工程" calcext:value-type="string">
            <text:p><text:s/>湖底農地重劃區補路9改善工程 </text:p>
          </table:table-cell>
          <table:table-cell table:style-name="ce5" office:value-type="string" office:string-value="東石鄉蔦松村" calcext:value-type="string">
            <text:p><text:s/>東石鄉蔦松村 </text:p>
          </table:table-cell>
          <table:table-cell table:number-columns-repeated="2" table:style-name="ce5" office:value-type="float" office:value="90" calcext:value-type="float">
            <text:p><text:s/>90 </text:p>
          </table:table-cell>
          <table:table-cell table:style-name="ce5" office:value-type="string" office:string-value="其他公共工程-農地重劃區內農路整修及改善" calcext:value-type="string">
            <text:p><text:s/>其他公共工程-農地重劃區內農路整修及改善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10萬元以下小額採購" calcext:value-type="string">
            <text:p><text:s/>10萬元以下小額採購 </text:p>
          </table:table-cell>
          <table:table-cell table:style-name="ce5" office:value-type="string" office:string-value="啓揚土木包工業" calcext:value-type="string">
            <text:p><text:s/>啓揚土木包工業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蔡鼎三" calcext:value-type="string">
            <text:p><text:s/>蔡鼎三 </text:p>
          </table:table-cell>
          <table:table-cell table:style-name="ce5" office:value-type="string" office:string-value="南勢農地重劃區(第2工區)補路1改善工程" calcext:value-type="string">
            <text:p><text:s/>南勢農地重劃區(第2工區)補路1改善工程 </text:p>
          </table:table-cell>
          <table:table-cell table:style-name="ce5" office:value-type="string" office:string-value="朴子市順安里" calcext:value-type="string">
            <text:p><text:s/>朴子市順安里 </text:p>
          </table:table-cell>
          <table:table-cell table:number-columns-repeated="2" table:style-name="ce5" office:value-type="float" office:value="600" calcext:value-type="float">
            <text:p><text:s/>600 </text:p>
          </table:table-cell>
          <table:table-cell table:style-name="ce5" office:value-type="string" office:string-value="其他公共工程-農地重劃區內農路整修及改善" calcext:value-type="string">
            <text:p><text:s/>其他公共工程-農地重劃區內農路整修及改善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蔡鼎三" calcext:value-type="string">
            <text:p><text:s/>蔡鼎三 </text:p>
          </table:table-cell>
          <table:table-cell table:style-name="ce5" office:value-type="string" office:string-value="東石鄉西崙村村里巷道改善工程" calcext:value-type="string">
            <text:p><text:s/>東石鄉西崙村村里巷道改善工程 </text:p>
          </table:table-cell>
          <table:table-cell table:style-name="ce5" office:value-type="string" office:string-value="朴子市" calcext:value-type="string">
            <text:p><text:s/>朴子市 </text:p>
          </table:table-cell>
          <table:table-cell table:number-columns-repeated="2" table:style-name="ce5" office:value-type="float" office:value="40" calcext:value-type="float">
            <text:p><text:s/>40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開口契約" calcext:value-type="string">
            <text:p><text:s/>開口契約 </text:p>
          </table:table-cell>
          <table:table-cell table:style-name="ce5" office:value-type="string" office:string-value="洋基營造股份有限公司" calcext:value-type="string">
            <text:p><text:s/>洋基營造股份有限公司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蔡鼎三" calcext:value-type="string">
            <text:p><text:s/>蔡鼎三 </text:p>
          </table:table-cell>
          <table:table-cell table:style-name="ce5" office:value-type="string" office:string-value="朴子市嘉47-1線水溝加蓋工程" calcext:value-type="string">
            <text:p><text:s/>朴子市嘉47-1線水溝加蓋工程 </text:p>
          </table:table-cell>
          <table:table-cell table:style-name="ce5" office:value-type="string" office:string-value="朴子市" calcext:value-type="string">
            <text:p><text:s/>朴子市 </text:p>
          </table:table-cell>
          <table:table-cell table:number-columns-repeated="2" table:style-name="ce5" office:value-type="float" office:value="70.415" calcext:value-type="float">
            <text:p><text:s/>70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5" office:value-type="string" office:string-value="立基營建土木工程" calcext:value-type="string">
            <text:p><text:s/>立基營建土木工程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蔡鼎三" calcext:value-type="string">
            <text:p><text:s/>蔡鼎三 </text:p>
          </table:table-cell>
          <table:table-cell table:style-name="ce5" office:value-type="string" office:string-value="東石鄉三家村83號村里巷道路面改善工程" calcext:value-type="string">
            <text:p><text:s/>東石鄉三家村83號村里巷道路面改善工程 </text:p>
          </table:table-cell>
          <table:table-cell table:style-name="ce5" office:value-type="string" office:string-value="東石鄉" calcext:value-type="string">
            <text:p><text:s/>東石鄉 </text:p>
          </table:table-cell>
          <table:table-cell table:number-columns-repeated="2" table:style-name="ce5" office:value-type="float" office:value="360" calcext:value-type="float">
            <text:p><text:s/>360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開口契約" calcext:value-type="string">
            <text:p><text:s/>開口契約 </text:p>
          </table:table-cell>
          <table:table-cell table:style-name="ce5" office:value-type="string" office:string-value="洋基營造股份有限公司" calcext:value-type="string">
            <text:p><text:s/>洋基營造股份有限公司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蔡鼎三" calcext:value-type="string">
            <text:p><text:s/>蔡鼎三 </text:p>
          </table:table-cell>
          <table:table-cell table:style-name="ce5" office:value-type="string" office:string-value="東石鄉東崙村巷道改善工程" calcext:value-type="string">
            <text:p><text:s/>東石鄉東崙村巷道改善工程 </text:p>
          </table:table-cell>
          <table:table-cell table:style-name="ce5" office:value-type="string" office:string-value="東石鄉" calcext:value-type="string">
            <text:p><text:s/>東石鄉 </text:p>
          </table:table-cell>
          <table:table-cell table:number-columns-repeated="2" table:style-name="ce5" office:value-type="float" office:value="152" calcext:value-type="float">
            <text:p><text:s/>152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開口契約" calcext:value-type="string">
            <text:p><text:s/>開口契約 </text:p>
          </table:table-cell>
          <table:table-cell table:style-name="ce5" office:value-type="string" office:string-value="洋基營造股份有限公司" calcext:value-type="string">
            <text:p><text:s/>洋基營造股份有限公司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蔡鼎三" calcext:value-type="string">
            <text:p><text:s/>蔡鼎三 </text:p>
          </table:table-cell>
          <table:table-cell table:style-name="ce5" office:value-type="string" office:string-value="東石鄉東崙村村里巷道改善工程" calcext:value-type="string">
            <text:p><text:s/>東石鄉東崙村村里巷道改善工程 </text:p>
          </table:table-cell>
          <table:table-cell table:style-name="ce5" office:value-type="string" office:string-value="東石鄉" calcext:value-type="string">
            <text:p><text:s/>東石鄉 </text:p>
          </table:table-cell>
          <table:table-cell table:number-columns-repeated="2" table:style-name="ce5" office:value-type="float" office:value="350" calcext:value-type="float">
            <text:p><text:s/>350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開口契約" calcext:value-type="string">
            <text:p><text:s/>開口契約 </text:p>
          </table:table-cell>
          <table:table-cell table:style-name="ce5" office:value-type="string" office:string-value="洋基營造股份有限公司" calcext:value-type="string">
            <text:p><text:s/>洋基營造股份有限公司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蔡鼎三" calcext:value-type="string">
            <text:p><text:s/>蔡鼎三 </text:p>
          </table:table-cell>
          <table:table-cell table:style-name="ce5" office:value-type="string" office:string-value="東石鄉東崙村5鄰村里巷道路面改善工程" calcext:value-type="string">
            <text:p><text:s/>東石鄉東崙村5鄰村里巷道路面改善工程 </text:p>
          </table:table-cell>
          <table:table-cell table:style-name="ce5" office:value-type="string" office:string-value=" " calcext:value-type="string">
            <text:p><text:s text:c="3"/></text:p>
          </table:table-cell>
          <table:table-cell table:number-columns-repeated="2" table:style-name="ce5" office:value-type="float" office:value="150" calcext:value-type="float">
            <text:p><text:s/>150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開口契約" calcext:value-type="string">
            <text:p><text:s/>開口契約 </text:p>
          </table:table-cell>
          <table:table-cell table:style-name="ce5" office:value-type="string" office:string-value="洋基營造股份有限公司" calcext:value-type="string">
            <text:p><text:s/>洋基營造股份有限公司 </text:p>
          </table:table-cell>
          <table:table-cell table:style-name="ce22" table:number-columns-repeated="2"/>
          <table:table-cell table:number-columns-repeated="1013"/>
        </table:table-row>
        <table:table-row table:style-name="ro5">
          <table:table-cell table:style-name="ce5" office:value-type="string" office:string-value="戴光宗" calcext:value-type="string">
            <text:p><text:s/>戴光宗 </text:p>
          </table:table-cell>
          <table:table-cell table:style-name="ce5" office:value-type="string" office:string-value="太保市過溝里鼎新宮附近鋪面改善工程" calcext:value-type="string">
            <text:p><text:s/>太保市過溝里鼎新宮附近鋪面改善工程 </text:p>
          </table:table-cell>
          <table:table-cell table:style-name="ce5" office:value-type="string" office:string-value="太保市" calcext:value-type="string">
            <text:p><text:s/>太保市 </text:p>
          </table:table-cell>
          <table:table-cell table:number-columns-repeated="2" table:style-name="ce5" office:value-type="float" office:value="675" calcext:value-type="float">
            <text:p><text:s/>675 </text:p>
          </table:table-cell>
          <table:table-cell table:style-name="ce5" office:value-type="string" office:string-value="道路橋樑工程-縣鄉公路工程-設備及投資" calcext:value-type="string">
            <text:p><text:s/>道路橋樑工程-縣鄉公路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/>
          <table:table-cell table:style-name="ce22" table:number-columns-repeated="2"/>
          <table:table-cell table:number-columns-repeated="1013"/>
        </table:table-row>
        <table:table-row table:style-name="ro6">
          <table:table-cell table:style-name="ce5" office:value-type="string" office:string-value="戴光宗" calcext:value-type="string">
            <text:p><text:s/>戴光宗 </text:p>
          </table:table-cell>
          <table:table-cell table:style-name="ce5" office:value-type="string" office:string-value="太保市麻寮、過溝、田尾、崙頂里道路及側溝改善工程" calcext:value-type="string">
            <text:p><text:s/>太保市麻寮、過溝、田尾、崙頂里道路及側溝改善工程 </text:p>
          </table:table-cell>
          <table:table-cell table:style-name="ce5" office:value-type="string" office:string-value="太保市" calcext:value-type="string">
            <text:p><text:s/>太保市 </text:p>
          </table:table-cell>
          <table:table-cell table:number-columns-repeated="2" table:style-name="ce5" office:value-type="float" office:value="2414" calcext:value-type="float">
            <text:p><text:s/>2,414 </text:p>
          </table:table-cell>
          <table:table-cell table:style-name="ce5" office:value-type="string" office:string-value="道路橋樑工程-縣鄉公路保養工程-獎補助費" calcext:value-type="string">
            <text:p><text:s/>道路橋樑工程-縣鄉公路保養工程-獎補助費 </text:p>
          </table:table-cell>
          <table:table-cell table:style-name="ce5" office:value-type="string" office:string-value="太保市公所" calcext:value-type="string">
            <text:p><text:s/>太保市公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/>
          <table:table-cell table:style-name="ce22" table:number-columns-repeated="2"/>
          <table:table-cell table:number-columns-repeated="1013"/>
        </table:table-row>
        <table:table-row table:style-name="ro6">
          <table:table-cell table:style-name="ce5" office:value-type="string" office:string-value="羅士洋" calcext:value-type="string">
            <text:p><text:s/>羅士洋 </text:p>
          </table:table-cell>
          <table:table-cell table:style-name="ce5" office:value-type="string" office:string-value="中埔鄉中埔村等22村之AC、RC路面、排水溝及水土保持等工程" calcext:value-type="string">
            <text:p><text:s/>中埔鄉中埔村等22村之AC、RC路面、排水溝及水土保持等工程 </text:p>
          </table:table-cell>
          <table:table-cell table:style-name="ce5" office:value-type="string" office:string-value="中埔鄉" calcext:value-type="string">
            <text:p><text:s/>中埔鄉 </text:p>
          </table:table-cell>
          <table:table-cell table:style-name="ce5" office:value-type="float" office:value="7000" calcext:value-type="float">
            <text:p><text:s/>7,000 </text:p>
          </table:table-cell>
          <table:table-cell table:style-name="ce5" office:value-type="float" office:value="2000" calcext:value-type="float">
            <text:p><text:s/>2,000 </text:p>
          </table:table-cell>
          <table:table-cell table:style-name="ce5" office:value-type="string" office:string-value="道路橋樑工程-縣鄉公路保養工程-設備及投資" calcext:value-type="string">
            <text:p><text:s/>道路橋樑工程-縣鄉公路保養工程-設備及投資 </text:p>
          </table:table-cell>
          <table:table-cell table:style-name="ce5" office:value-type="string" office:string-value="嘉義縣政府" calcext:value-type="string">
            <text:p><text:s/>嘉義縣政府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/>
          <table:table-cell table:style-name="ce22" table:number-columns-repeated="2"/>
          <table:table-cell table:number-columns-repeated="1013"/>
        </table:table-row>
        <table:table-row table:style-name="ro3">
          <table:table-cell table:style-name="ce6" office:value-type="string" calcext:value-type="string" table:number-columns-spanned="3" table:number-rows-spanned="1">
            <text:p>合 <text:s text:c="9"/>計</text:p>
          </table:table-cell>
          <table:covered-table-cell table:style-name="ce11"/>
          <table:covered-table-cell table:style-name="ce14"/>
          <table:table-cell table:style-name="ce15" table:formula="of:=SUM([.D6:.D49])" office:value-type="float" office:value="37081.515" calcext:value-type="float">
            <text:p><text:s/>37,082 </text:p>
          </table:table-cell>
          <table:table-cell table:style-name="ce15" table:formula="of:=SUM([.E6:.E49])" office:value-type="float" office:value="27079.515" calcext:value-type="float">
            <text:p><text:s/>27,080 </text:p>
          </table:table-cell>
          <table:table-cell table:style-name="ce18" table:number-columns-spanned="4" table:number-rows-spanned="1"/>
          <table:covered-table-cell table:number-columns-repeated="3" table:style-name="ce18"/>
          <table:table-cell table:number-columns-repeated="1015"/>
        </table:table-row>
        <table:table-row table:style-name="ro4">
          <table:table-cell table:style-name="ce7" office:value-type="string" calcext:value-type="string">
            <text:p>註：1.本表主辦機關為行政院主計總處。</text:p>
          </table:table-cell>
          <table:table-cell table:number-columns-repeated="1023"/>
        </table:table-row>
        <table:table-row table:style-name="ro4">
          <table:table-cell table:style-name="ce7" office:value-type="string" calcext:value-type="string">
            <text:p>　　2.本表第一次查填及送達期限為7月20日前。</text:p>
          </table:table-cell>
          <table:table-cell table:number-columns-repeated="1023"/>
        </table:table-row>
        <table:table-row table:style-name="ro7" table:number-rows-repeated="104852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議員4.$A$1" table:cell-range-address="$議員4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4.99mm" fo:margin-left="8.01mm" fo:margin-right="8.01mm" style:first-page-number="continue" style:scale-to="95%" style:table-centering="horizontal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>
      <style:footer-left style:display="false"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許玉慧</meta:initial-creator>
    <meta:creation-date>2017-07-18T10:00:21</meta:creation-date>
    <dc:creator>許玉慧</dc:creator>
    <dc:date>2017-07-18T10:00:43</dc:date>
    <meta:document-statistic meta:table-count="1" meta:cell-count="406" meta:object-count="0"/>
    <meta:generator>LibreOffice/5.1.2.2$Windows_x86 LibreOffice_project/d3bf12ecb743fc0d20e0be0c58ca359301eb705f</meta:generator>
  </office:meta>
</office:document-meta>
</file>